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text-properties style:font-name="Times New Roman" fo:font-weight="bold" style:font-name-asian="Times New Roman1" style:font-weight-asian="bold" style:font-name-complex="Times New Roman1"/>
    </style:style>
    <style:style style:name="P3" style:family="paragraph" style:parent-style-name="Standard">
      <style:text-properties style:font-name="Times New Roman" style:font-name-asian="Times New Roman1" style:font-name-complex="Times New Roman1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 style:master-page-name="Standard">
      <style:paragraph-properties style:page-number="1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weight="bold" style:font-name-asian="Times New Roman1" style:font-weight-asian="bold" style:font-name-complex="Times New Roman1"/>
    </style:style>
    <style:style style:name="T4" style:family="text">
      <style:text-properties style:font-name="Times New Roman" style:font-name-asian="Times New Roman1" style:font-name-complex="Times New Roman1"/>
    </style:style>
    <style:style style:name="T5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Segment 3 “To The Moon”</text:span></text:p>
      <text:p text:style-name="P1"/>
      <text:p text:style-name="Standard"><text:span text:style-name="T2">Presentation</text:span></text:p>
      <text:p text:style-name="P1"/>
      <text:p text:style-name="Standard"><text:span text:style-name="T1">Topic</text:span></text:p>
      <text:p text:style-name="P1"/>
      <text:p text:style-name="Standard"><text:span text:style-name="T1">Reason why we selected topic</text:span></text:p>
      <text:p text:style-name="P1"/>
      <text:p text:style-name="Standard"><text:span text:style-name="T1">Description of our source of data</text:span></text:p>
      <text:p text:style-name="P1"/>
      <text:p text:style-name="Standard"><text:span text:style-name="T1">Questions we hope to answer with the data</text:span></text:p>
      <text:p text:style-name="P1"/>
      <text:p text:style-name="Standard"><text:span text:style-name="T1">Description of the data exploration phase of the project</text:span></text:p>
      <text:p text:style-name="P1"/>
      <text:p text:style-name="Standard"><text:span text:style-name="T1">Technologies, languages, tools, and algorithms used throughout project</text:span></text:p>
      <text:p text:style-name="P1"/>
      <text:p text:style-name="Standard"><text:span text:style-name="T1">***Slides presented in Google Slides</text:span></text:p>
      <text:p text:style-name="Standard"/>
      <text:p text:style-name="Standard"><text:span text:style-name="T3">Github</text:span></text:p>
      <text:p text:style-name="P2"/>
      <text:p text:style-name="Standard"><text:span text:style-name="T4">Main Branch</text:span></text:p>
      <text:p text:style-name="Standard"><text:span text:style-name="T4">All code in the main branch is production ready</text:span></text:p>
      <text:p text:style-name="P3"/>
      <text:p text:style-name="Standard"><text:span text:style-name="T4">All code necessary to perform exploratory analysis</text:span></text:p>
      <text:p text:style-name="P3"/>
      <text:p text:style-name="Standard"><text:soft-page-break/><text:span text:style-name="T4">Most code necessary to complete the machine learning portion of the project</text:span></text:p>
      <text:p text:style-name="P2"/>
      <text:p text:style-name="Standard"><text:span text:style-name="T3">README</text:span></text:p>
      <text:p text:style-name="P4"/>
      <text:p text:style-name="Standard"><text:span text:style-name="T5">Remove description of communication protocols in readme</text:span></text:p>
      <text:p text:style-name="P4"/>
      <text:p text:style-name="Standard">Cohesive structured outline of the project (this may include images, but should be easy to follow and digest)</text:p>
      <text:p text:style-name="Standard"/>
      <text:p text:style-name="Standard">***Link to the google slides draft presentation</text:p>
      <text:p text:style-name="Standard"/>
      <text:p text:style-name="Standard">*** Descriptions and explanations required in all other project deliverables should also be in README.md as part of outline.</text:p>
      <text:p text:style-name="Standard"/>
      <text:p text:style-name="Standard">Individual Branches</text:p>
      <text:p text:style-name="Standard"/>
      <text:p text:style-name="Standard">Atleast one branch for each team member</text:p>
      <text:p text:style-name="Standard"/>
      <text:p text:style-name="Standard">Each team member has atleast four commits for the duration of the third segment (12 total commits per person)</text:p>
      <text:p text:style-name="Standard"/>
      <text:p text:style-name="Standard">Machine Learning Model</text:p>
      <text:p text:style-name="Standard"/>
      <text:p text:style-name="Standard">Submit the working code for machine learning model</text:p>
      <text:p text:style-name="Standard"/>
      <text:p text:style-name="Standard">Description of the data preprocessing</text:p>
      <text:p text:style-name="Standard"/>
      <text:p text:style-name="Standard">Description of the feature engineering and the feature selection, including decision making process</text:p>
      <text:p text:style-name="Standard"/>
      <text:p text:style-name="Standard"><text:soft-page-break/>Description of how data was split into training and testing sets</text:p>
      <text:p text:style-name="Standard"/>
      <text:p text:style-name="Standard">Explanation of model choice ( exemplify any changes between segments)</text:p>
      <text:p text:style-name="Standard"/>
      <text:p text:style-name="Standard">Description of how they have trained the model thus far, and any additional training that will take place</text:p>
      <text:p text:style-name="Standard"/>
      <text:p text:style-name="Standard">Description of the current accuracy score</text:p>
      <text:p text:style-name="Standard"/>
      <text:p text:style-name="Standard">The model addresses the question or the problem the team is solv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1" meta:word-count="245" meta:character-count="1555" meta:non-whitespace-character-count="1341"/>
    <meta:generator>LibreOfficeDev/6.0.5.2$Linux_X86_64 LibreOffice_project/</meta:generator>
  </office:meta>
</office:document-meta>
</file>